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1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1.008cm" fo:min-width="0.813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0.559cm" fo:min-width="0.309cm"/>
    </style:style>
    <style:style style:name="gr5" style:family="graphic" style:parent-style-name="objectwithoutfill">
      <style:graphic-properties draw:stroke="dash" draw:stroke-dash="Ultrafine_20_2_20_Dots_20_3_20_Dashes"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33ff9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Fine_20_Dashed" svg:stroke-color="#000000" draw:fill="none" draw:fill-color="#729fcf" draw:textarea-horizontal-align="justify" draw:textarea-vertical-align="middle" draw:auto-grow-height="false" fo:min-height="5.396cm" fo:min-width="10.803cm" draw:shadow-color="#1c1c1c"/>
    </style:style>
    <style:style style:name="gr8" style:family="graphic" style:parent-style-name="standard">
      <style:graphic-properties svg:stroke-color="#b2b2b2" draw:fill-color="#cccccc" draw:textarea-horizontal-align="justify" draw:textarea-vertical-align="middle" draw:auto-grow-height="false" fo:min-height="0.766cm" fo:min-width="3.691cm"/>
    </style:style>
    <style:style style:name="gr9" style:family="graphic" style:parent-style-name="standard">
      <style:graphic-properties svg:stroke-color="#b2b2b2" draw:fill-color="#cccccc" draw:textarea-horizontal-align="justify" draw:textarea-vertical-align="middle" draw:auto-grow-height="false" fo:min-height="0.766cm" fo:min-width="4.199cm"/>
    </style:style>
    <style:style style:name="gr10" style:family="graphic" style:parent-style-name="standard">
      <style:graphic-properties svg:stroke-color="#b2b2b2" draw:fill-color="#cccccc" draw:textarea-horizontal-align="justify" draw:textarea-vertical-align="middle" draw:auto-grow-height="false" fo:min-height="1.528cm" fo:min-width="4.83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12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cc00"/>
      <style:paragraph-properties fo:text-align="center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cccccc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426cm" svg:height="1.047cm" svg:x="15.402cm" svg:y="8.97cm">
          <draw:text-box>
            <text:p text:style-name="P1"><text:span text:style-name="T1">Output: </text:span></text:p>
            <text:p text:style-name="P1"><text:span text:style-name="T2">What the user sees.</text:span></text:p>
          </draw:text-box>
        </draw:frame>
        <draw:custom-shape draw:style-name="gr2" draw:text-style-name="P3" xml:id="id1" draw:id="id1" draw:layer="layout" svg:width="1.855cm" svg:height="1.778cm" svg:x="4.556cm" svg:y="7.662cm">
          <text:p text:style-name="P3"><text:span text:style-name="T1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855cm" svg:height="1.778cm" svg:x="9.642cm" svg:y="13.446cm">
          <text:p text:style-name="P3"><text:span text:style-name="T1">Mod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855cm" svg:height="1.778cm" svg:x="12.734cm" svg:y="7.662cm">
          <text:p text:style-name="P3"><text:span text:style-name="T1">Vie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6.411cm" svg:y1="8.551cm" svg:x2="12.734cm" svg:y2="8.551cm" draw:start-shape="id1" draw:start-glue-point="10" draw:end-shape="id2" draw:end-glue-point="6" svg:d="M6411 8551h6323" svg:viewBox="0 0 6324 1">
          <text:p/>
        </draw:connector>
        <draw:connector draw:style-name="gr3" draw:text-style-name="P4" draw:layer="layout" draw:type="line" svg:x1="5.483cm" svg:y1="9.44cm" svg:x2="9.642cm" svg:y2="14.335cm" draw:start-shape="id1" draw:start-glue-point="8" draw:end-shape="id3" svg:d="M5483 9440l4159 4895" svg:viewBox="0 0 4160 4896">
          <text:p/>
        </draw:connector>
        <draw:connector draw:style-name="gr3" draw:text-style-name="P4" draw:layer="layout" draw:type="line" svg:x1="13.661cm" svg:y1="9.44cm" svg:x2="11.497cm" svg:y2="14.335cm" draw:start-shape="id2" draw:start-glue-point="8" draw:end-shape="id3" draw:end-glue-point="10" svg:d="M13661 9440l-2164 4895" svg:viewBox="0 0 2165 4896">
          <text:p/>
        </draw:connector>
        <draw:custom-shape draw:style-name="gr4" draw:text-style-name="P6" xml:id="id4" draw:id="id4" draw:layer="layout" svg:width="1.143cm" svg:height="1.143cm" svg:x="9.128cm" svg:y="1.762cm">
          <text:p text:style-name="P5"/>
          <text:p text:style-name="P5"/>
          <text:p text:style-name="P5"/>
          <text:p text:style-name="P5"><text:span text:style-name="T3">User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5" draw:text-style-name="P4" draw:layer="layout" draw:type="curve" svg:x1="13.005cm" svg:y1="7.922cm" svg:x2="6.14cm" svg:y2="7.922cm" draw:start-shape="id2" draw:start-glue-point="5" draw:end-shape="id1" draw:end-glue-point="11" svg:d="M13005 7922c0-1141-6865-1141-6865 0" svg:viewBox="0 0 6866 857">
          <text:p/>
        </draw:connector>
        <draw:line draw:style-name="gr6" draw:text-style-name="P4" xml:id="id6" draw:id="id6" draw:layer="layout" svg:x1="3.286cm" svg:y1="8.551cm" svg:x2="4.556cm" svg:y2="8.551cm">
          <text:p/>
        </draw:line>
        <draw:line draw:style-name="gr6" draw:text-style-name="P4" xml:id="id5" draw:id="id5" draw:layer="layout" svg:x1="14.589cm" svg:y1="8.551cm" svg:x2="15.859cm" svg:y2="8.551cm">
          <text:p/>
        </draw:line>
        <draw:custom-shape draw:style-name="gr7" draw:text-style-name="P7" draw:layer="layout" svg:width="11.303cm" svg:height="5.646cm" svg:x="3.667cm" svg:y="5.064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curve" svg:x1="11.497cm" svg:y1="14.335cm" svg:x2="14.318cm" svg:y2="9.18cm" draw:start-shape="id3" draw:start-glue-point="10" draw:end-shape="id2" draw:end-glue-point="9" svg:d="M11497 14335c1881 0 2821-1718 2821-5155" svg:viewBox="0 0 2822 5156">
          <text:p/>
        </draw:connector>
        <draw:custom-shape draw:style-name="gr8" draw:text-style-name="P8" draw:layer="layout" svg:width="4.191cm" svg:height="1.016cm" svg:x="9.255cm" svg:y="11.472cm">
          <text:p><text:span text:style-name="T2">View gets data from </text:span></text:p>
          <text:p><text:span text:style-name="T2">the model and updates</text:span><text:span text:style-name="T3">.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191cm" svg:height="1.016cm" svg:x="7.477cm" svg:y="8.678cm">
          <text:p text:style-name="P1"><text:span text:style-name="T2">Controller <text:s/>manipulates </text:span></text:p>
          <text:p text:style-name="P1"><text:span text:style-name="T2">the view.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4.699cm" svg:height="1.016cm" svg:x="4.048cm" svg:y="11.091cm">
          <text:p text:style-name="P1"><text:span text:style-name="T2">Controller </text:span><text:span text:style-name="T2">updates the </text:span><text:span text:style-name="T2">model.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191cm" svg:height="1.016cm" svg:x="12.811cm" svg:y="12.869cm">
          <text:p text:style-name="P1"><text:span text:style-name="T2">Model </text:span><text:span text:style-name="T2">notifies view </text:span><text:span text:style-name="T2">that </text:span></text:p>
          <text:p text:style-name="P1"><text:span text:style-name="T2">it has </text:span><text:span text:style-name="T2">changed.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334cm" svg:height="1.778cm" svg:x="7.223cm" svg:y="5.191cm">
          <text:p text:style-name="P1"><text:span text:style-name="T2">View hands over control to the </text:span></text:p>
          <text:p text:style-name="P1"><text:span text:style-name="T2">controller when user triggers </text:span></text:p>
          <text:p text:style-name="P1"><text:span text:style-name="T2">some event such as button </text:span></text:p>
          <text:p text:style-name="P1"><text:span text:style-name="T2">click, mouse move ...</text:span>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743cm" svg:height="1.047cm" svg:x="0.924cm" svg:y="8.716cm">
          <draw:text-box>
            <text:p text:style-name="P1"><text:span text:style-name="T1">In</text:span><text:span text:style-name="T1">p</text:span><text:span text:style-name="T1">ut</text:span><text:span text:style-name="T2">: </text:span></text:p>
            <text:p text:style-name="P1"><text:span text:style-name="T2">U</text:span><text:span text:style-name="T2">se</text:span><text:span text:style-name="T2">r </text:span><text:span text:style-name="T2">A</text:span><text:span text:style-name="T2">cti</text:span><text:span text:style-name="T2">on</text:span><text:span text:style-name="T2">s</text:span></text:p>
          </draw:text-box>
        </draw:frame>
        <draw:connector draw:style-name="gr12" draw:text-style-name="P4" draw:layer="layout" svg:x1="10.271cm" svg:y1="2.334cm" svg:x2="15.859cm" svg:y2="8.551cm" draw:start-shape="id4" draw:start-glue-point="10" draw:end-shape="id5" draw:end-glue-point="1" svg:d="M10271 2334h5588v6217" svg:viewBox="0 0 5589 6218">
          <text:p/>
        </draw:connector>
        <draw:connector draw:style-name="gr12" draw:text-style-name="P4" draw:layer="layout" svg:x1="9.128cm" svg:y1="2.334cm" svg:x2="3.286cm" svg:y2="8.551cm" draw:start-shape="id4" draw:start-glue-point="6" draw:end-shape="id6" draw:end-glue-point="3" svg:d="M9128 2334h-5842v6217" svg:viewBox="0 0 5843 6218">
          <text:p/>
        </draw:connector>
        <draw:frame draw:style-name="gr11" draw:text-style-name="P2" draw:layer="layout" svg:width="2.743cm" svg:height="1.843cm" svg:x="3.54cm" svg:y="2.651cm">
          <draw:text-box>
            <text:p text:style-name="P1"><text:span text:style-name="T2">User acts, </text:span><text:span text:style-name="T2">manipulates the GUI </text:span><text:span text:style-name="T2">widgets ...</text:span></text:p>
          </draw:text-box>
        </draw:frame>
        <draw:frame draw:style-name="gr13" draw:text-style-name="P2" draw:layer="layout" svg:width="2.159cm" svg:height="0.649cm" svg:x="13.065cm" svg:y="2.764cm">
          <draw:text-box>
            <text:p text:style-name="P1"><text:span text:style-name="T2">User sees</text:span></text:p>
          </draw:text-box>
        </draw:frame>
        <draw:frame draw:style-name="gr14" draw:text-style-name="P2" draw:layer="layout" svg:width="4.394cm" svg:height="0.649cm" svg:x="10.779cm" svg:y="4.175cm">
          <draw:text-box>
            <text:p text:style-name="P1"><text:span text:style-name="T2">View / Controller blo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0T06:08:39.903450972</meta:creation-date>
    <meta:generator>LibreOffice/5.2.7.2$Linux_X86_64 LibreOffice_project/20m0$Build-2</meta:generator>
    <dc:date>2017-06-20T10:42:56.348762934</dc:date>
    <meta:editing-duration>PT1H10M45S</meta:editing-duration>
    <meta:editing-cycles>5</meta:editing-cycles>
    <meta:document-statistic meta:object-count="24"/>
  </office:meta>
</office:document-meta>
</file>